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Two quarters of Computability. <text:s/>A challenging intensive on delving deeper into the underpinnings <text:s/>computers, computation, and computer languages. <text:s/>Though the subject matter is vast and deep, this program has given me a basis of understanding that will continue to fuel my comprehension of computing for the rest of my yet to begin career in the field.</text:p>
      <text:p text:style-name="P1">These quarters have been an additionally challenging for me on a personal level, what with the birth of my second son Lem, and commuting from Seattle to Evergreen. <text:s/>The second quarter, I was challenged even further by my in laws living with us while my mother in law recovered from a major abdominal surgery and Lem being sick and restless at nights throughout the quarter; whew(!). <text:s/>I regret having fallen behind in homework in spite of circumstances. <text:s/>I did however still do well on my exams.</text:p>
      <text:p text:style-name="P1">I have developed a personal attachment to Haskell and the functional expression of computation. <text:s/>I understand the importance of not getting too hung up on a particular language. <text:s/>Nonetheless I find the stark beauty and lean expressivity of Haskell irresistible. <text:s/>As an apprentice carpenter I exhibited similar attachment to my particular set of tools and was unable to work without them. <text:s/>A trait that in time I outgrew and can now show up at any job and do effective work with whatever tools happen to be on hand.</text:p>
      <text:p text:style-name="P1">The Clite compiler project was a terrific hands on exploration into the basics of language structures that has helped to solidify many of the concepts brought to light in the programming language design module. <text:s/>A detailed project like this serves as an excellent way to force the nuances and subtleties of the material into a more thorough understanding. <text:s/>It always seems to be the case that things I thought I understood end up having a lot more to them when implemented them. <text:s/>I still am working out how the pointers to static parents are determined in the case of static nested scoping.</text:p>
      <text:p text:style-name="P1">Formal languages is a deep and rich subject which will undoubtedly leed to breakthroughs of understanding in the future that I can not anticipate. <text:s text:c="2"/>I implemented numerous formal language algorithms in Haskell, including a very elegant push down automaton evaluator using applicative <text:soft-page-break/>functors, and a converter from NFA's to regular expressions.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at is a computer? <text:s/>What is a computer program? <text:s/>What is data or information? <text:s/>What is a programming language? <text:s/>What are syntax and semantics. <text:s/>These are core questions for me in understanding the material of the Computability curriculum.</text:p>
      <text:p text:style-name="Standard">. A computer is a state to state transformation.</text:p>
      <text:p text:style-name="Standard">. Programming languages are the common basis of all computing machines.</text:p>
      <text:p text:style-name="Standard">. Computers are a subset of computable entities.</text:p>
      <text:p text:style-name="Standard">. Computers are programs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3-03-29T11:25:01.95</meta:creation-date>
    <meta:generator>OpenOffice.org/3.3$Win32 OpenOffice.org_project/330m20$Build-9567</meta:generator>
    <dc:date>2013-03-31T21:11:43.92</dc:date>
    <dc:creator>owen meyer</dc:creator>
    <meta:editing-duration>PT11H13M22S</meta:editing-duration>
    <meta:editing-cycles>6</meta:editing-cycles>
    <meta:printed-by>owen meyer</meta:printed-by>
    <meta:print-date>2013-03-31T20:39:46.63</meta:print-date>
    <meta:document-statistic meta:table-count="0" meta:image-count="0" meta:object-count="0" meta:page-count="2" meta:paragraph-count="12" meta:word-count="454" meta:character-count="2726"/>
  </office:meta>
</office:document-meta>
</file>